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3ea9" officeooo:paragraph-rsid="00143ea9"/>
    </style:style>
    <style:style style:name="P2" style:family="paragraph" style:parent-style-name="Standard">
      <style:text-properties fo:color="#c9211e" loext:opacity="100%" officeooo:rsid="00143ea9" officeooo:paragraph-rsid="00143ea9"/>
    </style:style>
    <style:style style:name="P3" style:family="paragraph" style:parent-style-name="Standard">
      <style:text-properties fo:color="#c9211e" loext:opacity="100%" officeooo:rsid="00152826" officeooo:paragraph-rsid="00152826"/>
    </style:style>
    <style:style style:name="P4" style:family="paragraph" style:parent-style-name="Standard">
      <style:text-properties fo:color="#800080" loext:opacity="100%" fo:font-size="28pt" officeooo:rsid="00143ea9" officeooo:paragraph-rsid="00143ea9" style:font-size-asian="28pt" style:font-size-complex="28pt"/>
    </style:style>
    <style:style style:name="P5" style:family="paragraph" style:parent-style-name="Standard">
      <style:text-properties fo:color="#000000" loext:opacity="100%" officeooo:rsid="00152826" officeooo:paragraph-rsid="00152826"/>
    </style:style>
    <style:style style:name="P6" style:family="paragraph" style:parent-style-name="Standard">
      <style:text-properties fo:color="#000000" loext:opacity="100%" officeooo:rsid="00152826" officeooo:paragraph-rsid="00152826"/>
    </style:style>
    <style:style style:name="P7" style:family="paragraph" style:parent-style-name="Standard">
      <style:text-properties fo:color="#000000" loext:opacity="100%" officeooo:rsid="00152826" officeooo:paragraph-rsid="001a0147"/>
    </style:style>
    <style:style style:name="P8" style:family="paragraph" style:parent-style-name="Standard">
      <style:text-properties officeooo:paragraph-rsid="00152826"/>
    </style:style>
    <style:style style:name="P9" style:family="paragraph" style:parent-style-name="Standard">
      <style:text-properties fo:color="#c9211e" loext:opacity="100%" officeooo:rsid="00152826" officeooo:paragraph-rsid="00152826"/>
    </style:style>
    <style:style style:name="P10" style:family="paragraph" style:parent-style-name="Standard">
      <style:text-properties fo:color="#c9211e" loext:opacity="100%" officeooo:rsid="00152826" officeooo:paragraph-rsid="001e3e57"/>
    </style:style>
    <style:style style:name="P11" style:family="paragraph" style:parent-style-name="Standard">
      <style:text-properties fo:color="#c9211e" loext:opacity="100%" officeooo:rsid="00143ea9" officeooo:paragraph-rsid="00143ea9"/>
    </style:style>
    <style:style style:name="P12" style:family="paragraph" style:parent-style-name="Standard">
      <style:text-properties fo:color="#c9211e" loext:opacity="100%" officeooo:rsid="00143ea9" officeooo:paragraph-rsid="001a0147"/>
    </style:style>
    <style:style style:name="P13" style:family="paragraph" style:parent-style-name="Standard">
      <style:text-properties fo:color="#c9211e" loext:opacity="100%" officeooo:rsid="00143ea9" officeooo:paragraph-rsid="001e3e57"/>
    </style:style>
    <style:style style:name="P14" style:family="paragraph" style:parent-style-name="Standard">
      <style:text-properties fo:color="#c9211e" loext:opacity="100%" officeooo:rsid="00143ea9" officeooo:paragraph-rsid="001f1f6f"/>
    </style:style>
    <style:style style:name="P15" style:family="paragraph" style:parent-style-name="Standard">
      <style:text-properties fo:color="#c9211e" loext:opacity="100%" officeooo:rsid="00143ea9" officeooo:paragraph-rsid="0020ceb5"/>
    </style:style>
    <style:style style:name="P16" style:family="paragraph" style:parent-style-name="Standard">
      <style:text-properties fo:color="#c9211e" loext:opacity="100%" officeooo:rsid="00143ea9" officeooo:paragraph-rsid="00264f87"/>
    </style:style>
    <style:style style:name="P17" style:family="paragraph" style:parent-style-name="Standard">
      <style:text-properties fo:color="#c9211e" loext:opacity="100%" officeooo:rsid="00143ea9" officeooo:paragraph-rsid="002c9f1f"/>
    </style:style>
    <style:style style:name="P18" style:family="paragraph" style:parent-style-name="Standard">
      <style:text-properties officeooo:paragraph-rsid="00143ea9"/>
    </style:style>
    <style:style style:name="P19" style:family="paragraph" style:parent-style-name="Standard">
      <style:text-properties officeooo:paragraph-rsid="001a0147"/>
    </style:style>
    <style:style style:name="P20" style:family="paragraph" style:parent-style-name="Standard">
      <style:text-properties officeooo:paragraph-rsid="001e3e57"/>
    </style:style>
    <style:style style:name="P21" style:family="paragraph" style:parent-style-name="Standard">
      <style:text-properties officeooo:paragraph-rsid="0020ceb5"/>
    </style:style>
    <style:style style:name="P22" style:family="paragraph" style:parent-style-name="Standard">
      <style:text-properties officeooo:paragraph-rsid="00264f87"/>
    </style:style>
    <style:style style:name="P23" style:family="paragraph" style:parent-style-name="Standard">
      <style:text-properties officeooo:paragraph-rsid="0028ff8a"/>
    </style:style>
    <style:style style:name="P24" style:family="paragraph" style:parent-style-name="Standard">
      <style:text-properties officeooo:paragraph-rsid="002984c7"/>
    </style:style>
    <style:style style:name="P25" style:family="paragraph" style:parent-style-name="Standard">
      <style:text-properties officeooo:paragraph-rsid="002b771f"/>
    </style:style>
    <style:style style:name="P26" style:family="paragraph" style:parent-style-name="Standard">
      <style:text-properties officeooo:paragraph-rsid="002c9f1f"/>
    </style:style>
    <style:style style:name="P27" style:family="paragraph" style:parent-style-name="Standard">
      <style:text-properties officeooo:paragraph-rsid="002d4f34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officeooo:rsid="00152826"/>
    </style:style>
    <style:style style:name="T3" style:family="text">
      <style:text-properties fo:color="#000000" loext:opacity="100%" officeooo:rsid="00143ea9"/>
    </style:style>
    <style:style style:name="T4" style:family="text">
      <style:text-properties fo:color="#000000" loext:opacity="100%" officeooo:rsid="001a0147"/>
    </style:style>
    <style:style style:name="T5" style:family="text">
      <style:text-properties fo:color="#000000" loext:opacity="100%" officeooo:rsid="001a7658"/>
    </style:style>
    <style:style style:name="T6" style:family="text">
      <style:text-properties fo:color="#000000" loext:opacity="100%" fo:font-weight="bold" style:font-weight-asian="bold" style:font-weight-complex="bold"/>
    </style:style>
    <style:style style:name="T7" style:family="text">
      <style:text-properties fo:color="#000000" loext:opacity="100%" officeooo:rsid="001e3e57"/>
    </style:style>
    <style:style style:name="T8" style:family="text">
      <style:text-properties fo:color="#000000" loext:opacity="100%" officeooo:rsid="001eaa58"/>
    </style:style>
    <style:style style:name="T9" style:family="text">
      <style:text-properties fo:color="#000000" loext:opacity="100%" officeooo:rsid="001f1f6f"/>
    </style:style>
    <style:style style:name="T10" style:family="text">
      <style:text-properties fo:color="#000000" loext:opacity="100%" officeooo:rsid="0020ceb5"/>
    </style:style>
    <style:style style:name="T11" style:family="text">
      <style:text-properties fo:color="#000000" loext:opacity="100%" fo:font-weight="normal" officeooo:rsid="001a7658" style:font-weight-asian="normal" style:font-weight-complex="normal"/>
    </style:style>
    <style:style style:name="T12" style:family="text">
      <style:text-properties fo:color="#000000" loext:opacity="100%" fo:font-weight="normal" officeooo:rsid="0020ceb5" style:font-weight-asian="normal" style:font-weight-complex="normal"/>
    </style:style>
    <style:style style:name="T13" style:family="text">
      <style:text-properties fo:color="#000000" loext:opacity="100%" fo:font-weight="normal" officeooo:rsid="002b771f" style:font-weight-asian="normal" style:font-weight-complex="normal"/>
    </style:style>
    <style:style style:name="T14" style:family="text">
      <style:text-properties fo:color="#000000" loext:opacity="100%" fo:font-weight="normal" officeooo:rsid="002c9f1f" style:font-weight-asian="normal" style:font-weight-complex="normal"/>
    </style:style>
    <style:style style:name="T15" style:family="text">
      <style:text-properties fo:color="#000000" loext:opacity="100%" officeooo:rsid="00264f87"/>
    </style:style>
    <style:style style:name="T16" style:family="text">
      <style:text-properties fo:color="#000000" loext:opacity="100%" officeooo:rsid="0028ff8a"/>
    </style:style>
    <style:style style:name="T17" style:family="text">
      <style:text-properties fo:color="#000000" loext:opacity="100%" officeooo:rsid="002984c7"/>
    </style:style>
    <style:style style:name="T18" style:family="text">
      <style:text-properties fo:color="#000000" loext:opacity="100%" officeooo:rsid="002b771f"/>
    </style:style>
    <style:style style:name="T19" style:family="text">
      <style:text-properties fo:color="#000000" loext:opacity="100%" officeooo:rsid="002c9f1f"/>
    </style:style>
    <style:style style:name="T20" style:family="text">
      <style:text-properties fo:color="#000000" loext:opacity="100%" officeooo:rsid="002d1c70"/>
    </style:style>
    <style:style style:name="T21" style:family="text">
      <style:text-properties fo:color="#000000" loext:opacity="100%" officeooo:rsid="002d4f34"/>
    </style:style>
    <style:style style:name="T22" style:family="text">
      <style:text-properties fo:color="#800080" loext:opacity="100%" officeooo:rsid="00152826"/>
    </style:style>
    <style:style style:name="T23" style:family="text">
      <style:text-properties fo:color="#800080" loext:opacity="100%" officeooo:rsid="001894b4"/>
    </style:style>
    <style:style style:name="T24" style:family="text">
      <style:text-properties fo:color="#800080" loext:opacity="100%" officeooo:rsid="001a0147"/>
    </style:style>
    <style:style style:name="T25" style:family="text">
      <style:text-properties fo:color="#800080" loext:opacity="100%" officeooo:rsid="001e3e57"/>
    </style:style>
    <style:style style:name="T26" style:family="text">
      <style:text-properties fo:color="#800080" loext:opacity="100%" fo:font-weight="normal" officeooo:rsid="0020ceb5" style:font-weight-asian="normal" style:font-weight-complex="normal"/>
    </style:style>
    <style:style style:name="T27" style:family="text">
      <style:text-properties fo:color="#800080" loext:opacity="100%" officeooo:rsid="00264f87"/>
    </style:style>
    <style:style style:name="T28" style:family="text">
      <style:text-properties fo:color="#800080" loext:opacity="100%" officeooo:rsid="00271126"/>
    </style:style>
    <style:style style:name="T29" style:family="text">
      <style:text-properties fo:color="#800080" loext:opacity="100%" officeooo:rsid="002b771f"/>
    </style:style>
    <style:style style:name="T30" style:family="text">
      <style:text-properties fo:color="#800080" loext:opacity="100%" officeooo:rsid="002c9f1f"/>
    </style:style>
    <style:style style:name="T31" style:family="text">
      <style:text-properties fo:color="#b85c00" loext:opacity="100%"/>
    </style:style>
    <style:style style:name="T32" style:family="text">
      <style:text-properties fo:color="#b85c00" loext:opacity="100%" fo:font-weight="bold" style:font-weight-asian="bold" style:font-weight-complex="bold"/>
    </style:style>
    <style:style style:name="T33" style:family="text">
      <style:text-properties fo:color="#c9211e" loext:opacity="100%" officeooo:rsid="00152826"/>
    </style:style>
    <style:style style:name="T34" style:family="text">
      <style:text-properties fo:color="#c9211e" loext:opacity="100%" officeooo:rsid="00143ea9"/>
    </style:style>
    <style:style style:name="T35" style:family="text">
      <style:text-properties fo:color="#c9211e" loext:opacity="100%" officeooo:rsid="001a7658"/>
    </style:style>
    <style:style style:name="T36" style:family="text">
      <style:text-properties fo:color="#c9211e" loext:opacity="100%" fo:font-weight="bold" style:font-weight-asian="bold" style:font-weight-complex="bold"/>
    </style:style>
    <style:style style:name="T37" style:family="text">
      <style:text-properties fo:color="#c9211e" loext:opacity="100%" fo:font-weight="bold" officeooo:rsid="00143ea9" style:font-weight-asian="bold" style:font-weight-complex="bold"/>
    </style:style>
    <style:style style:name="T38" style:family="text">
      <style:text-properties fo:color="#c9211e" loext:opacity="100%" fo:font-weight="bold" officeooo:rsid="002b771f" style:font-weight-asian="bold" style:font-weight-complex="bold"/>
    </style:style>
    <style:style style:name="T39" style:family="text">
      <style:text-properties fo:color="#c9211e" loext:opacity="100%" fo:font-weight="bold" officeooo:rsid="002d4f34" style:font-weight-asian="bold" style:font-weight-complex="bold"/>
    </style:style>
    <style:style style:name="T40" style:family="text">
      <style:text-properties fo:color="#c9211e" loext:opacity="100%" officeooo:rsid="001e3e57"/>
    </style:style>
    <style:style style:name="T41" style:family="text">
      <style:text-properties fo:color="#c9211e" loext:opacity="100%" officeooo:rsid="002c9f1f"/>
    </style:style>
    <style:style style:name="T42" style:family="text">
      <style:text-properties fo:color="#c9211e" loext:opacity="100%" officeooo:rsid="002d4f34"/>
    </style:style>
    <style:style style:name="T43" style:family="text">
      <style:text-properties officeooo:rsid="001a7658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officeooo:rsid="001e3e57" style:font-weight-asian="bold" style:font-weight-complex="bold"/>
    </style:style>
    <style:style style:name="T46" style:family="text">
      <style:text-properties fo:font-weight="bold" officeooo:rsid="001a7658" style:font-weight-asian="bold" style:font-weight-complex="bold"/>
    </style:style>
    <style:style style:name="T47" style:family="text">
      <style:text-properties fo:font-weight="bold" officeooo:rsid="001f1f6f" style:font-weight-asian="bold" style:font-weight-complex="bold"/>
    </style:style>
    <style:style style:name="T48" style:family="text">
      <style:text-properties fo:font-weight="bold" officeooo:rsid="002b771f" style:font-weight-asian="bold" style:font-weight-complex="bold"/>
    </style:style>
    <style:style style:name="T49" style:family="text">
      <style:text-properties officeooo:rsid="001eaa5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User Stories:</text:p>
      <text:p text:style-name="P1"/>
      <text:p text:style-name="P1"/>
      <text:p text:style-name="P2"/>
      <text:p text:style-name="P18"><text:span text:style-name="T37">Feature: </text:span><text:span text:style-name="T22">Sign up and immediate login</text:span></text:p>
      <text:p text:style-name="P2"><text:span text:style-name="T22"/></text:p>
      <text:p text:style-name="P18"><text:span text:style-name="T3"><text:tab/></text:span><text:span text:style-name="T2">As a new user, I want to be able to sign up and be logged in immediately after so that I can <text:tab/>start using the app.</text:span></text:p>
      <text:p text:style-name="P2"/>
      <text:p text:style-name="P2"><text:span text:style-name="T44">Scenario:</text:span> <text:span text:style-name="T22">Sign up and </text:span><text:span text:style-name="T23">C</text:span><text:span text:style-name="T22">heck if log</text:span><text:span text:style-name="T23">ged</text:span><text:span text:style-name="T22"> in </text:span></text:p>
      <text:p text:style-name="P5"/>
      <text:p text:style-name="P3"><text:span text:style-name="T1"><text:tab/></text:span><text:span text:style-name="T44">Given</text:span><text:span text:style-name="T6"> </text:span><text:span text:style-name="T1">I am on CaseVelocii homepage and I’m a new user</text:span></text:p>
      <text:p text:style-name="P3"><text:tab/><text:span text:style-name="T44">When</text:span> <text:span text:style-name="T1">I click on user icon </text:span></text:p>
      <text:p text:style-name="P3"><text:tab/><text:span text:style-name="T44">And </text:span><text:s text:c="2"/><text:span text:style-name="T1">I click on Sign up</text:span> </text:p>
      <text:p text:style-name="P8"><text:span text:style-name="T33"><text:tab/></text:span><text:span text:style-name="Strong_20_Emphasis"><text:span text:style-name="T36">Then</text:span></text:span> I should be able to fill out the sign-up form<text:line-break/><text:tab/><text:span text:style-name="Strong_20_Emphasis"><text:span text:style-name="T36">And</text:span></text:span> I enter my full name, email, password, and password confirmation</text:p>
      <text:p text:style-name="P5"><text:tab/><text:span text:style-name="T32">And</text:span><text:span text:style-name="T31"> </text:span><text:s/>I click on Sign up</text:p>
      <text:p text:style-name="P5"><text:tab/><text:span text:style-name="T32">Then</text:span><text:span text:style-name="T44"> </text:span>I should be logged in as a new user</text:p>
      <text:p text:style-name="P5"><text:tab/></text:p>
      <text:p text:style-name="P3"/>
      <text:p text:style-name="P3"/>
      <text:p text:style-name="P3"/>
      <text:p text:style-name="P19"><text:span text:style-name="T37"/></text:p>
      <text:p text:style-name="P19"><text:span text:style-name="T37"/></text:p>
      <text:p text:style-name="P19"><text:span text:style-name="T37"/></text:p>
      <text:p text:style-name="P19"><text:span text:style-name="T37"/></text:p>
      <text:p text:style-name="P19"><text:span text:style-name="T37"/></text:p>
      <text:p text:style-name="P19"><text:span text:style-name="T37">Feature</text:span><text:span text:style-name="T34">: </text:span><text:span text:style-name="T24">Creating a new post regarding one of my houses.</text:span></text:p>
      <text:p text:style-name="P19"><text:span text:style-name="T22"/></text:p>
      <text:p text:style-name="P19"><text:span text:style-name="T3"><text:tab/></text:span><text:span text:style-name="T4">As a logged-in user, I want to create a new post about my house so that other interested users <text:tab/>can see it.</text:span></text:p>
      <text:p text:style-name="P12"/>
      <text:p text:style-name="P12"><text:span text:style-name="T44">Scenario</text:span>: <text:span text:style-name="T24">User create a House Post</text:span></text:p>
      <text:p text:style-name="P7"/>
      <text:p text:style-name="P22"><text:span text:style-name="T2"><text:tab/></text:span><text:span text:style-name="Strong_20_Emphasis"><text:span text:style-name="T35">Given</text:span></text:span><text:span text:style-name="T35"> </text:span><text:span text:style-name="T5">I am on CaseVelocii </text:span><text:span text:style-name="T15">homepage</text:span><text:span text:style-name="T5"><text:line-break/><text:tab/></text:span><text:span text:style-name="Strong_20_Emphasis"><text:span text:style-name="T35">And</text:span></text:span><text:span text:style-name="T35"> </text:span><text:span text:style-name="T5">I am logged in</text:span></text:p>
      <text:p text:style-name="P20"><text:span text:style-name="Strong_20_Emphasis"><text:span text:style-name="T35"><text:tab/>When</text:span></text:span><text:span text:style-name="T5"> I click on </text:span><text:span text:style-name="T7">the “user icon”</text:span><text:span text:style-name="T5"><text:line-break/><text:tab/></text:span><text:span text:style-name="Strong_20_Emphasis"><text:span text:style-name="T40">And</text:span></text:span><text:span text:style-name="T5"> I click on "My Houses"<text:line-break/><text:tab/></text:span><text:span text:style-name="Strong_20_Emphasis"><text:span text:style-name="T35">Then</text:span></text:span><text:span text:style-name="T5"> I should see a list of my houses<text:line-break/><text:tab/></text:span><text:span text:style-name="Strong_20_Emphasis"><text:span text:style-name="T35">And</text:span></text:span><text:span text:style-name="T5"> I click on "Post a New House"<text:line-break/><text:tab/></text:span><text:span text:style-name="Strong_20_Emphasis"><text:span text:style-name="T35">Then</text:span></text:span><text:span text:style-name="T5"> I should be able to fill out the form<text:line-break/><text:tab/></text:span><text:span text:style-name="Strong_20_Emphasis"><text:span text:style-name="T35">And</text:span></text:span><text:span text:style-name="T5"> I enter the Title, Photos, Description, Address, City, Price, Number of rooms, Square <text:tab/>Meters, and Floor<text:line-break/><text:tab/></text:span><text:span text:style-name="Strong_20_Emphasis"><text:span text:style-name="T35">And</text:span></text:span><text:span text:style-name="T5"> I click on "Create"<text:line-break/><text:tab/></text:span><text:span text:style-name="Strong_20_Emphasis"><text:span text:style-name="T35">Then</text:span></text:span><text:span text:style-name="T5"> I visit "My Houses" again<text:line-break/><text:tab/></text:span><text:span text:style-name="Strong_20_Emphasis"><text:span text:style-name="T35">And</text:span></text:span><text:span text:style-name="T5"> I should see the house I’ve just created</text:span></text:p>
      <text:p text:style-name="P19"><text:span text:style-name="T5"/></text:p>
      <text:p text:style-name="P19"><text:span text:style-name="T5"/></text:p>
      <text:p text:style-name="P7"/>
      <text:p text:style-name="P10"/>
      <text:p text:style-name="P20"><text:span text:style-name="T37"/></text:p>
      <text:p text:style-name="P21"><text:soft-page-break/><text:span text:style-name="T37">Feature</text:span><text:span text:style-name="T34">: </text:span><text:span text:style-name="T25">Modify my profile and add a new </text:span><text:span text:style-name="Strong_20_Emphasis"><text:span text:style-name="T26">profile picture</text:span></text:span></text:p>
      <text:p text:style-name="P20"><text:span text:style-name="T22"/></text:p>
      <text:p text:style-name="P21"><text:span text:style-name="T3"><text:tab/></text:span><text:span text:style-name="T7">As a logged-in user, I want to modify my profile attributes and change my profile picture so <text:tab/>other users know who I am.</text:span></text:p>
      <text:p text:style-name="P13"/>
      <text:p text:style-name="P13"><text:span text:style-name="T44">Scenario</text:span>: <text:span text:style-name="T24">User </text:span><text:span text:style-name="T25">modify his user profile</text:span></text:p>
      <text:p text:style-name="P13"><text:span text:style-name="T25"/></text:p>
      <text:p text:style-name="P13"><text:span text:style-name="T25"><text:tab/></text:span></text:p>
      <text:p text:style-name="P13"><text:span text:style-name="T2"><text:tab/></text:span><text:span text:style-name="Strong_20_Emphasis"><text:span text:style-name="T43">Given</text:span></text:span><text:span text:style-name="T43"> </text:span><text:span text:style-name="T5">I am on CaseVelocii </text:span><text:span text:style-name="T15">homepage</text:span><text:span text:style-name="T5"><text:line-break/><text:tab/></text:span><text:span text:style-name="Strong_20_Emphasis"><text:span text:style-name="T43">And</text:span></text:span><text:span text:style-name="T43"> </text:span><text:span text:style-name="T5">I am logged in<text:line-break/><text:tab/></text:span><text:span text:style-name="Strong_20_Emphasis"><text:span text:style-name="T43">When</text:span></text:span><text:span text:style-name="T5"> I click on </text:span><text:span text:style-name="T7">the “user icon”</text:span></text:p>
      <text:p text:style-name="P14"><text:span text:style-name="T7"><text:tab/></text:span><text:span text:style-name="T45">And</text:span><text:span text:style-name="T7"> I click on “My Profile”</text:span><text:span text:style-name="T5"><text:line-break/><text:tab/></text:span><text:span text:style-name="Strong_20_Emphasis"><text:span text:style-name="T43">Then</text:span></text:span><text:span text:style-name="T5"> I should see </text:span><text:span text:style-name="T8">my User Profile</text:span><text:span text:style-name="T5"><text:line-break/><text:tab/></text:span><text:span text:style-name="Strong_20_Emphasis"><text:span text:style-name="T49">Then</text:span></text:span><text:span text:style-name="Strong_20_Emphasis"><text:span text:style-name="T8"> </text:span></text:span><text:span text:style-name="T5"><text:s/>I click on "</text:span><text:span text:style-name="T8">Edit Profile</text:span><text:span text:style-name="T5">"<text:line-break/><text:tab/></text:span><text:span text:style-name="Strong_20_Emphasis"><text:span text:style-name="T49">Then</text:span></text:span><text:span text:style-name="Strong_20_Emphasis"><text:span text:style-name="T8"> </text:span></text:span><text:span text:style-name="T5"><text:s/>I should be able to fill out the form<text:line-break/><text:tab/></text:span><text:span text:style-name="Strong_20_Emphasis"><text:span text:style-name="T46">And</text:span></text:span><text:span text:style-name="T5"> I enter my full name, email, password, and password confirmation</text:span></text:p>
      <text:p text:style-name="P15"><text:span text:style-name="T5"><text:tab/></text:span><text:span text:style-name="T47">And</text:span><text:span text:style-name="T9"> I upload a picture of myself</text:span><text:span text:style-name="T5"><text:line-break/><text:tab/></text:span><text:span text:style-name="Strong_20_Emphasis"><text:span text:style-name="T43">And</text:span></text:span><text:span text:style-name="T5"> I click on "</text:span><text:span text:style-name="T9">Save Changes</text:span><text:span text:style-name="T5">"<text:line-break/><text:tab/></text:span><text:span text:style-name="Strong_20_Emphasis"><text:span text:style-name="T43">Then</text:span></text:span><text:span text:style-name="T5"> I visit "</text:span><text:span text:style-name="T7">My Profile</text:span><text:span text:style-name="T5">" </text:span><text:span text:style-name="T10">page </text:span><text:span text:style-name="T5">again<text:line-break/><text:tab/></text:span><text:span text:style-name="Strong_20_Emphasis"><text:span text:style-name="T43">And</text:span></text:span><text:span text:style-name="T5"> I should see </text:span><text:span text:style-name="T10">the changes on my profile</text:span></text:p>
      <text:p text:style-name="P15"><text:span text:style-name="T10"><text:tab/></text:span><text:span text:style-name="Strong_20_Emphasis"><text:span text:style-name="T43">And </text:span></text:span><text:span text:style-name="Strong_20_Emphasis"><text:span text:style-name="T11">I should see </text:span></text:span><text:span text:style-name="Strong_20_Emphasis"><text:span text:style-name="T12">my new profile picture</text:span></text:span></text:p>
      <text:p text:style-name="P15"><text:span text:style-name="Strong_20_Emphasis"><text:span text:style-name="T12"/></text:span></text:p>
      <text:p text:style-name="P15"><text:span text:style-name="Strong_20_Emphasis"><text:span text:style-name="T12"/></text:span></text:p>
      <text:p text:style-name="P15"><text:span text:style-name="Strong_20_Emphasis"><text:span text:style-name="T12"/></text:span></text:p>
      <text:p text:style-name="P15"><text:span text:style-name="Strong_20_Emphasis"><text:span text:style-name="T12"/></text:span></text:p>
      <text:p text:style-name="P15"><text:span text:style-name="Strong_20_Emphasis"><text:span text:style-name="T12"/></text:span></text:p>
      <text:p text:style-name="P15"><text:span text:style-name="Strong_20_Emphasis"><text:span text:style-name="T12"/></text:span></text:p>
      <text:p text:style-name="P22"><text:span text:style-name="T37">Feature</text:span><text:span text:style-name="T34">: </text:span><text:span text:style-name="T27">Modify my recent House Post</text:span></text:p>
      <text:p text:style-name="P22"><text:span text:style-name="T22"/></text:p>
      <text:p text:style-name="P22"><text:span text:style-name="T3"><text:tab/></text:span><text:span text:style-name="T15">As a logged-in user, I want to modify one of my recent house posts so that I can provide the <text:tab/>correct information regarding my house.</text:span></text:p>
      <text:p text:style-name="P16"/>
      <text:p text:style-name="P16"><text:span text:style-name="T44">Scenario</text:span>: <text:span text:style-name="T27">User edits one of his </text:span><text:span text:style-name="T28">House P</text:span><text:span text:style-name="T27">ost</text:span><text:span text:style-name="T29">s</text:span></text:p>
      <text:p text:style-name="P16"><text:span text:style-name="T25"/></text:p>
      <text:p text:style-name="P16"><text:span text:style-name="T25"><text:tab/></text:span></text:p>
      <text:p text:style-name="P23"><text:span text:style-name="Strong_20_Emphasis"><text:span text:style-name="T35"><text:tab/>Given</text:span></text:span><text:span text:style-name="T35"> </text:span><text:span text:style-name="T5">I am on CaseVelocii </text:span><text:span text:style-name="T15">homepage</text:span><text:span text:style-name="T5"><text:line-break/><text:tab/></text:span><text:span text:style-name="Strong_20_Emphasis"><text:span text:style-name="T35">And</text:span></text:span><text:span text:style-name="T35"> </text:span><text:span text:style-name="T5">I am logged in</text:span></text:p>
      <text:p text:style-name="P25"><text:span text:style-name="Strong_20_Emphasis"><text:span text:style-name="T35"><text:tab/>When</text:span></text:span><text:span text:style-name="T5"> I click on </text:span><text:span text:style-name="T7">the “user icon”</text:span><text:span text:style-name="T5"><text:line-break/><text:tab/></text:span><text:span text:style-name="Strong_20_Emphasis"><text:span text:style-name="T40">And</text:span></text:span><text:span text:style-name="T5"> I click on "My Houses"<text:line-break/><text:tab/></text:span><text:span text:style-name="Strong_20_Emphasis"><text:span text:style-name="T35">Then</text:span></text:span><text:span text:style-name="T5"> I should see a list of my houses<text:line-break/><text:tab/></text:span><text:span text:style-name="Strong_20_Emphasis"><text:span text:style-name="T35">And</text:span></text:span><text:span text:style-name="T5"> I click on “</text:span><text:span text:style-name="T16">Edit” on</text:span><text:span text:style-name="T5"> </text:span><text:span text:style-name="T16">one of my House Posts</text:span><text:span text:style-name="T5"><text:line-break/><text:tab/></text:span><text:span text:style-name="Strong_20_Emphasis"><text:span text:style-name="T35">Then</text:span></text:span><text:span text:style-name="T5"> I should be able to fill out the form<text:line-break/><text:tab/></text:span><text:span text:style-name="Strong_20_Emphasis"><text:span text:style-name="T35">And</text:span></text:span><text:span text:style-name="T5"> I modify one or more of the following: Title, Photos, Description, Address, City, Price, <text:tab/> <text:s text:c="7"/>Number of rooms, Square Meters, and Floor<text:line-break/><text:tab/></text:span><text:span text:style-name="Strong_20_Emphasis"><text:span text:style-name="T35">And</text:span></text:span><text:span text:style-name="T5"> I click on "</text:span><text:span text:style-name="T17">Apply</text:span><text:span text:style-name="T5">"<text:line-break/><text:tab/></text:span><text:span text:style-name="Strong_20_Emphasis"><text:span text:style-name="T35">Then</text:span></text:span><text:span text:style-name="T5"> I visit "My Houses" again<text:line-break/><text:tab/></text:span><text:span text:style-name="Strong_20_Emphasis"><text:span text:style-name="T35">And</text:span></text:span><text:span text:style-name="T5"> I </text:span><text:span text:style-name="T18">click on “Show” on the House Post I’ve just modified</text:span></text:p>
      <text:p text:style-name="P24"><text:span text:style-name="T18"><text:tab/></text:span><text:span text:style-name="T38">Then</text:span><text:span text:style-name="T18"> I should be able to see all the correct information.</text:span></text:p>
      <text:p text:style-name="P26"><text:span text:style-name="T37"/></text:p>
      <text:p text:style-name="P26"><text:span text:style-name="T37"/></text:p>
      <text:p text:style-name="P26"><text:span text:style-name="T37"/></text:p>
      <text:p text:style-name="P26"><text:span text:style-name="T37"/></text:p>
      <text:p text:style-name="P26"><text:soft-page-break/><text:span text:style-name="T37"/></text:p>
      <text:p text:style-name="P26"><text:span text:style-name="T37">Feature</text:span><text:span text:style-name="T34">:</text:span><text:span text:style-name="T27"> </text:span><text:span text:style-name="T30">Click on a notification and reply to a user message</text:span></text:p>
      <text:p text:style-name="P26"><text:span text:style-name="T22"/></text:p>
      <text:p text:style-name="P26"><text:span text:style-name="T3"><text:tab/></text:span><text:span text:style-name="T19">As a logged-in user, I want to click on a new notification that just arrived regarding someone <text:tab/>interested in one of my houses. Then I want to reply to that user’s message with a new <text:tab/>message so that we can find a compromise regarding my house.</text:span></text:p>
      <text:p text:style-name="P17"/>
      <text:p text:style-name="P17"><text:span text:style-name="T44">Scenario</text:span>: <text:span text:style-name="T27">User edits one of his </text:span><text:span text:style-name="T28">House P</text:span><text:span text:style-name="T27">ost</text:span><text:span text:style-name="T29">s</text:span></text:p>
      <text:p text:style-name="P17"><text:span text:style-name="T25"/></text:p>
      <text:p text:style-name="P17"><text:span text:style-name="T25"><text:tab/></text:span></text:p>
      <text:p text:style-name="P26"><text:span text:style-name="Strong_20_Emphasis"><text:span text:style-name="T35"><text:tab/>Given</text:span></text:span><text:span text:style-name="T35"> </text:span><text:span text:style-name="T5">I am on CaseVelocii </text:span><text:span text:style-name="T15">homepage</text:span><text:span text:style-name="T5"><text:line-break/><text:tab/></text:span><text:span text:style-name="Strong_20_Emphasis"><text:span text:style-name="T35">And</text:span></text:span><text:span text:style-name="T35"> </text:span><text:span text:style-name="T5">I am logged in</text:span></text:p>
      <text:p text:style-name="P27"><text:span text:style-name="Strong_20_Emphasis"><text:span text:style-name="T35"><text:tab/>When</text:span></text:span><text:span text:style-name="T5"> I click on </text:span><text:span text:style-name="T7">the “</text:span><text:span text:style-name="T19">Notification Icon</text:span><text:span text:style-name="T7">”</text:span><text:span text:style-name="T5"><text:line-break/><text:tab/></text:span><text:span text:style-name="Strong_20_Emphasis"><text:span text:style-name="T41">Then </text:span></text:span><text:span text:style-name="Strong_20_Emphasis"><text:span text:style-name="T14">I can see all my recent notifications</text:span></text:span><text:span text:style-name="T5"><text:line-break/><text:tab/></text:span><text:span text:style-name="Strong_20_Emphasis"><text:span text:style-name="T41">When</text:span></text:span><text:span text:style-name="T5"> I </text:span><text:span text:style-name="T19">click on my latest notification</text:span><text:span text:style-name="T5"><text:line-break/><text:tab/></text:span><text:span text:style-name="Strong_20_Emphasis"><text:span text:style-name="T41">Then </text:span></text:span><text:span text:style-name="T5"><text:s/>I </text:span><text:span text:style-name="T19">should </text:span><text:span text:style-name="T20">see all the message I‘ve sent to the user and all the message I’ve receive <text:tab/><text:tab/><text:tab/>from that user</text:span><text:span text:style-name="T5"><text:line-break/><text:tab/></text:span><text:span text:style-name="Strong_20_Emphasis"><text:span text:style-name="T35">Then</text:span></text:span><text:span text:style-name="T5"> I should be able to </text:span><text:span text:style-name="T20">write a new message</text:span></text:p>
      <text:p text:style-name="P27"><text:span text:style-name="T20"><text:tab/></text:span><text:span text:style-name="T39">And</text:span><text:span text:style-name="T21"> I write a new message</text:span><text:span text:style-name="T5"><text:line-break/><text:tab/></text:span><text:span text:style-name="Strong_20_Emphasis"><text:span text:style-name="T35">And</text:span></text:span><text:span text:style-name="T5"> I click on "</text:span><text:span text:style-name="T20">Send</text:span><text:span text:style-name="T5">"<text:line-break/><text:tab/></text:span><text:span text:style-name="Strong_20_Emphasis"><text:span text:style-name="T35">Then</text:span></text:span><text:span text:style-name="T5"> I </text:span><text:span text:style-name="T20">should see my new message as the latest message sent to that user </text:span><text:span text:style-name="T5"><text:line-break/><text:tab/></text:span></text:p>
      <text:p text:style-name="P15"><text:span text:style-name="Strong_20_Emphasis"><text:span text:style-name="T12"/></text:span></text:p>
      <text:p text:style-name="P15"><text:span text:style-name="Strong_20_Emphasis"><text:span text:style-name="T12"/></text:span></text:p>
      <text:p text:style-name="P15"><text:span text:style-name="Strong_20_Emphasis"><text:span text:style-name="T12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30T17:10:05.527628022</meta:creation-date>
    <dc:date>2024-06-30T19:40:45.299155446</dc:date>
    <meta:editing-duration>PT1H6M3S</meta:editing-duration>
    <meta:editing-cycles>20</meta:editing-cycles>
    <meta:generator>LibreOffice/7.3.7.2$Linux_X86_64 LibreOffice_project/30$Build-2</meta:generator>
    <meta:document-statistic meta:table-count="0" meta:image-count="0" meta:object-count="0" meta:page-count="3" meta:paragraph-count="38" meta:word-count="667" meta:character-count="3432" meta:non-whitespace-character-count="2706"/>
  </office:meta>
</office:document-meta>
</file>